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7.88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6.2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1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2cm" fo:min-width="6.7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13.6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12.3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11.7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11.1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17.0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9.4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4cm" fo:min-width="22.57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Abyssinica SIL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style:font-name="Abyssinica SIL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SSOC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" draw:text-style-name="P3" draw:layer="layout" svg:width="8.384cm" svg:height="2.122cm" svg:x="2.4cm" svg:y="4cm">
          <draw:text-box>
            <text:p><text:span text:style-name="T1">belongs_to :</text:span></text:p>
          </draw:text-box>
        </draw:frame>
        <draw:frame draw:style-name="gr3" draw:text-style-name="P5" draw:layer="layout" svg:width="25.8cm" svg:height="13.049cm" svg:x="0.6cm" svg:y="6.062cm">
          <draw:text-box>
            <text:p>Class author</text:p>
            <text:p>End</text:p>
            <text:p/>
            <text:p>Class book</text:p>
            <text:p>belongs_to:author</text:p>
            <text:p>End</text:p>
            <text:p/>
            <text:p>In this scenario book are know there author but author can not know there books</text:p>
            <text:p text:style-name="P4"><text:span text:style-name="T2">It also know as </text:span>bi-directional association</text:p>
            <text:p/>
            <text:p>Syntax :</text:p>
            <text:p>Author.create(sname:”abc”)</text:p>
            <text:p/>
            <text:p>Book.create(bname:”dks”,author_id:1)</text:p>
            <text:p>Author.first.book <text:s text:c="2"/>#give an error because author not know about his books</text:p>
            <text:p/>
            <text:p>#blog1</text:p>
            <text:p/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4" draw:text-style-name="P3" draw:layer="layout" svg:width="6.721cm" svg:height="2.122cm" svg:x="2.4cm" svg:y="4cm">
          <draw:text-box>
            <text:p><text:span text:style-name="T1">has_one :</text:span></text:p>
          </draw:text-box>
        </draw:frame>
        <draw:frame draw:style-name="gr5" draw:text-style-name="P5" draw:layer="layout" svg:width="25.8cm" svg:height="12.427cm" svg:x="1.2cm" svg:y="6.2cm">
          <draw:text-box draw:corner-radius="0.2cm">
            <text:p>We are apply this scenrio like one person have only one aadhar card</text:p>
            <text:p/>
            <text:p>And also we see the all details releted to author model</text:p>
            <text:p><text:s text:c="3"/></text:p>
            <text:p>Class Peson</text:p>
            <text:p>has_one :aadhar</text:p>
            <text:p>End</text:p>
            <text:p/>
            <text:p>Class Aadhar</text:p>
            <text:p>belongs_to:person</text:p>
            <text:p>End</text:p>
            <text:p/>
            <text:p>p=Person.create()</text:p>
            <text:p>p.create_aadhar()</text:p>
            <text:p/>
            <text:p>Peson.first.aadhar</text:p>
            <text:p>#blog2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6" draw:text-style-name="P3" draw:layer="layout" svg:width="7.288cm" svg:height="2.722cm" svg:x="2.4cm" svg:y="3.4cm">
          <draw:text-box>
            <text:p><text:span text:style-name="T1">has_many:</text:span></text:p>
          </draw:text-box>
        </draw:frame>
        <draw:frame draw:style-name="gr7" draw:text-style-name="P5" draw:layer="layout" svg:width="23.8cm" svg:height="13.76cm" svg:x="1cm" svg:y="5.44cm">
          <draw:text-box>
            <text:p text:style-name="P4">Class author</text:p>
            <text:p text:style-name="P4"><text:s text:c="2"/>has_many :books</text:p>
            <text:p text:style-name="P4">End</text:p>
            <text:p text:style-name="P4"/>
            <text:p text:style-name="P4">Class book</text:p>
            <text:p text:style-name="P4"><text:s text:c="2"/>belongs_to:author</text:p>
            <text:p text:style-name="P4">End</text:p>
            <text:p text:style-name="P4"/>
            <text:p text:style-name="P4">In this scenario book are know there author and author also know there books</text:p>
            <text:p text:style-name="P4"/>
            <text:p text:style-name="P4">Syntax :</text:p>
            <text:p text:style-name="P4">a=Author.create(sname:”abc”)</text:p>
            <text:p text:style-name="P4">a.books.create()</text:p>
            <text:p text:style-name="P4">a.books.create() <text:s text:c="2"/>#we can create multipale books of one author</text:p>
            <text:p text:style-name="P4">Author.first.books <text:s text:c="3"/>#display all books related to author</text:p>
            <text:p text:style-name="P4"><text:span text:style-name="T2">Author.find(1).books </text:span>#display all books of author id:1</text:p>
            <text:p text:style-name="P4"/>
            <text:p text:style-name="P4">#blog</text:p>
            <text:p text:style-name="P4"/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8" draw:text-style-name="P3" draw:layer="layout" svg:width="14.146cm" svg:height="2.122cm" svg:x="2.4cm" svg:y="4cm">
          <draw:text-box>
            <text:p><text:span text:style-name="T1">has_many : <text:s/>through</text:span></text:p>
          </draw:text-box>
        </draw:frame>
        <draw:frame draw:style-name="gr9" draw:text-style-name="P5" draw:layer="layout" svg:width="24.6cm" svg:height="12.338cm" svg:x="1.4cm" svg:y="6.2cm">
          <draw:text-box>
            <text:p>class Custemer &lt; ApplicationRecord</text:p>
            <text:p><text:tab/>has_many :webs</text:p>
            <text:p><text:tab/>has_many :products ,through: :webs</text:p>
            <text:p>End</text:p>
            <text:p/>
            <text:p>class Product &lt; ApplicationRecord</text:p>
            <text:p><text:tab/>has_many :webs</text:p>
            <text:p><text:tab/>has_many :custemers , through: :webs</text:p>
            <text:p>End</text:p>
            <text:p/>
            <text:p>class Web &lt; ApplicationRecord</text:p>
            <text:p><text:tab/>belongs_to :custemer</text:p>
            <text:p><text:tab/>belongs_to :product</text:p>
            <text:p>end</text:p>
            <text:p/>
            <text:p/>
            <text:p/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0" draw:text-style-name="P3" draw:layer="layout" svg:width="12.876cm" svg:height="2.122cm" svg:x="2.4cm" svg:y="4cm">
          <draw:text-box>
            <text:p><text:span text:style-name="T1">has_many: through</text:span></text:p>
          </draw:text-box>
        </draw:frame>
        <draw:frame draw:style-name="gr11" draw:text-style-name="P5" draw:layer="layout" svg:width="25.2cm" svg:height="10.205cm" svg:x="1cm" svg:y="6.8cm">
          <draw:text-box>
            <text:p>Custemer.create(cname:”ajay”) <text:s text:c="6"/>#id:1</text:p>
            <text:p text:style-name="P4">Custemer.create(cname:”kanha”) <text:s text:c="3"/>#id:2</text:p>
            <text:p text:style-name="P4">Custemer.create(cname:”krisna”) <text:s text:c="3"/>#id:3</text:p>
            <text:p text:style-name="P4"/>
            <text:p text:style-name="P4">p=Product.create(pname:”ram”)</text:p>
            <text:p text:style-name="P4">p.webs.create() # record not save because we are not provide (custemer_id)</text:p>
            <text:p text:style-name="P4">p.webs.create(custemer_id:1) <text:s/>#save</text:p>
            <text:p text:style-name="P4">p.webs.create(custemer_id:2)</text:p>
            <text:p text:style-name="P4">p.webs.create(custemer_id:3)</text:p>
            <text:p text:style-name="P4"/>
            <text:p text:style-name="P4">#in this we can see that one product have many customer just like product ram is buy by ajay(cus1),kanha and krisna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0" draw:text-style-name="P3" draw:layer="layout" svg:width="12.876cm" svg:height="2.122cm" svg:x="2.4cm" svg:y="4cm">
          <draw:text-box>
            <text:p><text:span text:style-name="T1">has_many: through</text:span></text:p>
          </draw:text-box>
        </draw:frame>
        <draw:frame draw:style-name="gr12" draw:text-style-name="P5" draw:layer="layout" svg:width="23.4cm" svg:height="9.494cm" svg:x="1.8cm" svg:y="7cm">
          <draw:text-box>
            <text:p text:style-name="P4">Product.create(pname:”hard-disk”) <text:s text:c="6"/>#id:2</text:p>
            <text:p text:style-name="P4">Product.create(pname:”SSD”) <text:s text:c="12"/>#id:3</text:p>
            <text:p text:style-name="P4">Product.create(pname:”lenevo”) <text:s text:c="9"/>#id:4</text:p>
            <text:p/>
            <text:p>c=Custemer.second <text:s text:c="2"/># c hold active record of second customer </text:p>
            <text:p>c.webs.create() # record not save because we are not provide (product_id)</text:p>
            <text:p>c.webs.create(product_id:2) <text:s/>#save</text:p>
            <text:p>c.webs.create(product_id:3)</text:p>
            <text:p>c.webs.create(product_id:4)</text:p>
            <text:p/>
            <text:p>In this custemer second means kanha(id:2) custermer are buy many product like</text:p>
            <text:p>Ram,hard-disk ,ssd and lenevo</text:p>
            <text:p/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3" draw:text-style-name="P3" draw:layer="layout" svg:width="12.241cm" svg:height="2.122cm" svg:x="2.4cm" svg:y="4cm">
          <draw:text-box>
            <text:p><text:span text:style-name="T1">has_many:through</text:span></text:p>
          </draw:text-box>
        </draw:frame>
        <draw:frame draw:style-name="gr14" draw:text-style-name="P5" draw:layer="layout" svg:width="21.4cm" svg:height="8.783cm" svg:x="2cm" svg:y="6.6cm">
          <draw:text-box>
            <text:p>We can display all product of releted custem just like</text:p>
            <text:p>Custemer.first.products</text:p>
            <text:p/>
            <text:p>Display all product of releted custemer</text:p>
            <text:p/>
            <text:p/>
            <text:p>We can display all custemer of releted product just like</text:p>
            <text:p/>
            <text:p>Product.find_by(id:3).custemers</text:p>
            <text:p/>
            <text:p>If dependent: :destroy are not use so we delete all record manualy</text:p>
            <text:p>But we use dependent: : destroy so there is no need to delete maually</text:p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5" draw:text-style-name="P3" draw:layer="layout" svg:width="11.674cm" svg:height="2.122cm" svg:x="2.4cm" svg:y="4cm">
          <draw:text-box>
            <text:p><text:span text:style-name="T1">has_one: through</text:span></text:p>
          </draw:text-box>
        </draw:frame>
        <draw:frame draw:style-name="gr11" draw:text-style-name="P5" draw:layer="layout" svg:width="20.6cm" svg:height="10.205cm" svg:x="1.4cm" svg:y="6.6cm">
          <draw:text-box>
            <text:p>class Student &lt; ApplicationRecord</text:p>
            <text:p><text:tab/>has_one :enrollment</text:p>
            <text:p><text:tab/>has_one :enhistory ,through: :enrollment</text:p>
            <text:p>end</text:p>
            <text:p/>
            <text:p>class Enrollment &lt; ApplicationRecord</text:p>
            <text:p><text:tab/>belongs_to :student</text:p>
            <text:p><text:tab/>has_one :enhistory</text:p>
            <text:p>end</text:p>
            <text:p/>
            <text:p>class Enhistory &lt; ApplicationRecord</text:p>
            <text:p><text:tab/>belongs_to :enrollment</text:p>
            <text:p>end</text:p>
            <text:p/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5" draw:text-style-name="P3" draw:layer="layout" svg:width="11.674cm" svg:height="2.122cm" svg:x="2.4cm" svg:y="4cm">
          <draw:text-box>
            <text:p><text:span text:style-name="T1">has_one: through</text:span></text:p>
          </draw:text-box>
        </draw:frame>
        <draw:frame draw:style-name="gr16" draw:text-style-name="P5" draw:layer="layout" svg:width="24.2cm" svg:height="14.471cm" svg:x="2.4cm" svg:y="6.8cm">
          <draw:text-box>
            <text:p>s=Student.create(sname:”ajay”) # id:1 sname:ajay</text:p>
            <text:p/>
            <text:p>e=s.create_enrollment(eno:123) <text:s/># <text:s/>id:1 eno:123 student_id:1</text:p>
            <text:p/>
            <text:p>e.create_student() <text:s/>also valid by use this new student create and enrollment is update student_id : 1 to 2 #id:2 sname:nil <text:s/># id 1 eno:123 student_id:2</text:p>
            <text:p/>
            <text:p>h=e.create_enhistory(college:”jit”)# id:1 col:jit enroll_id:1</text:p>
            <text:p/>
            <text:p>S display sname =ajay</text:p>
            <text:p/>
            <text:p>s.enrollment = [ ]# because student id 1 is not create there enroll e is upadate by id2</text:p>
            <text:p>e.student = id 2 , sname:nil <text:s/>#because we can upadate it using e.create_student</text:p>
            <text:p/>
            <text:p>s.enhistory= [ ] #because enroll is update by student_id:2 and</text:p>
            <text:p>Student.second.enhistory # id 1 col jit enroll_id:1</text:p>
            <text:p>h.enrollment #give error</text:p>
            <text:p/>
            <text:p/>
            <text:p/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7" draw:text-style-name="P3" draw:layer="layout" svg:width="17.541cm" svg:height="2.122cm" svg:x="2.4cm" svg:y="4cm">
          <draw:text-box>
            <text:p><text:span text:style-name="T1">has_and_belongs to_many</text:span></text:p>
          </draw:text-box>
        </draw:frame>
        <draw:frame draw:style-name="gr14" draw:text-style-name="P5" draw:layer="layout" svg:width="24cm" svg:height="8.783cm" svg:x="1.4cm" svg:y="6.2cm">
          <draw:text-box>
            <text:p>Class Student</text:p>
            <text:p><text:s text:c="2"/>has_and_belongs_to_many :teachers , join_table: “students_teachers”</text:p>
            <text:p>End</text:p>
            <text:p text:style-name="P4">Class Teacher</text:p>
            <text:p text:style-name="P4"><text:span text:style-name="T2"><text:s text:c="2"/></text:span><text:span text:style-name="T2">has_and_belongs_to_many :students ,</text:span> join_table: “students_teachers”</text:p>
            <text:p text:style-name="P4">End</text:p>
            <text:p text:style-name="P4"/>
            <text:p text:style-name="P4">Class students_teachers</text:p>
            <text:p text:style-name="P4"><text:s text:c="2"/>belongs_to :student</text:p>
            <text:p text:style-name="P4"><text:s text:c="2"/>belongs_to :teacher</text:p>
            <text:p text:style-name="P4">end</text:p>
            <text:p text:style-name="P4"/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7" draw:text-style-name="P3" draw:layer="layout" svg:width="17.541cm" svg:height="2.122cm" svg:x="2.259cm" svg:y="3.2cm">
          <draw:text-box>
            <text:p><text:span text:style-name="T1">has_and_belongs to_many</text:span></text:p>
          </draw:text-box>
        </draw:frame>
        <draw:frame draw:style-name="gr18" draw:text-style-name="P5" draw:layer="layout" svg:width="24cm" svg:height="19.702cm" svg:x="0.608cm" svg:y="5.322cm">
          <draw:text-box>
            <text:p>t1=Teacher.create(tname:"rohit sir") # id:1 tname:rohit sir</text:p>
            <text:p text:style-name="P4">t2=Teacher.create(tname:"arvin sir") # id:2 tname:arvind sir</text:p>
            <text:p text:style-name="P4">t3=Teacher.create(tname:"vikash sir") # id:3 tname:vikash sir</text:p>
            <text:p text:style-name="P4">t4=Teacher.create(tname:"rajdeep sir") # id:4 tname:rajdep sir</text:p>
            <text:p text:style-name="P4"/>
            <text:p text:style-name="P4">T1 .students.create(sname:”nirmal”)</text:p>
            <text:p text:style-name="P4">T1 .students.create(sname:”ajay”)</text:p>
            <text:p text:style-name="P4"><text:span text:style-name="T2"/></text:p>
            <text:p text:style-name="P4"><text:span text:style-name="T2">s=Student.first</text:span></text:p>
            <text:p text:style-name="P4"><text:span text:style-name="T2">s.teachers </text:span></text:p>
            <text:p text:style-name="P4"><text:span text:style-name="T2">#id 1 rohit sir</text:span></text:p>
            <text:p text:style-name="P4"><text:span text:style-name="T2"/></text:p>
            <text:p text:style-name="P4"><text:span text:style-name="T2">#display all teacher releted to first student means nirmal</text:span></text:p>
            <text:p text:style-name="P4"><text:span text:style-name="T2">s.teachers &lt;&lt; Teacher.find(2)</text:span></text:p>
            <text:p text:style-name="P4"><text:span text:style-name="T2"/></text:p>
            <text:p text:style-name="P4"><text:span text:style-name="T2">s.teachers</text:span></text:p>
            <text:p text:style-name="P4"><text:span text:style-name="T2">#id 1 rohit sir</text:span></text:p>
            <text:p text:style-name="P4"><text:span text:style-name="T2">#id 2 arvin sir</text:span></text:p>
            <text:p text:style-name="P4"><text:span text:style-name="T2">T2 .students.create(sname:”hemlata”)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7" draw:text-style-name="P3" draw:layer="layout" svg:width="17.541cm" svg:height="2.122cm" svg:x="2.4cm" svg:y="4cm">
          <draw:text-box>
            <text:p><text:span text:style-name="T1">has_and_belongs to_many</text:span></text:p>
          </draw:text-box>
        </draw:frame>
        <draw:frame draw:style-name="gr19" draw:text-style-name="P5" draw:layer="layout" svg:width="24cm" svg:height="10.916cm" svg:x="0.6cm" svg:y="6.106cm">
          <draw:text-box>
            <text:p>T1.students #display all student releted to teacher</text:p>
            <text:p>Id 1 nirmal</text:p>
            <text:p>Id 2 ajay</text:p>
            <text:p/>
            <text:p>Rohit sir have only 2 student</text:p>
            <text:p/>
            <text:p>s=Student.find(2)</text:p>
            <text:p>s.teachers &lt;&lt; Teacher.find(2)</text:p>
            <text:p/>
            <text:p>T2.students</text:p>
            <text:p text:style-name="P4">Id 1 nirmal</text:p>
            <text:p text:style-name="P4">Id 2 ajay</text:p>
            <text:p text:style-name="P4">Id 3 hemlata</text:p>
            <text:p text:style-name="P4">And arvind sir have 3 student</text:p>
            <text:p text:style-name="P4"/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17" draw:text-style-name="P3" draw:layer="layout" svg:width="17.541cm" svg:height="2.122cm" svg:x="2.4cm" svg:y="4cm">
          <draw:text-box>
            <text:p><text:span text:style-name="T1">has_and_belongs to_many</text:span></text:p>
          </draw:text-box>
        </draw:frame>
        <draw:frame draw:style-name="gr12" draw:text-style-name="P5" draw:layer="layout" svg:width="24cm" svg:height="9.494cm" svg:x="0.6cm" svg:y="6.106cm">
          <draw:text-box>
            <text:p/>
            <text:p/>
            <text:p/>
            <text:p text:style-name="P4"/>
          </draw:text-box>
        </draw:frame>
        <draw:frame draw:style-name="gr20" draw:text-style-name="P5" draw:layer="layout" svg:width="22.2cm" svg:height="5.939cm" svg:x="2.4cm" svg:y="7.4cm">
          <draw:text-box>
            <text:p>Student.first.teachers</text:p>
            <text:p>#display all teacher releted to student first means nirmal</text:p>
            <text:p>#id 1 rohit sir</text:p>
            <text:p>i#id 2 arvin sir</text:p>
            <text:p/>
            <text:p>Tacher.last.students</text:p>
            <text:p>#display all student releted to teacher last means rajdeep sir</text:p>
            <text:p/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1" draw:text-style-name="P3" draw:layer="layout" svg:width="23.078cm" svg:height="5.864cm" svg:x="2cm" svg:y="5cm">
          <draw:text-box>
            <text:p><text:span text:style-name="T1">Difference bw has_many :through </text:span></text:p>
            <text:p><text:span text:style-name="T1">and </text:span></text:p>
            <text:p><text:span text:style-name="T1">has_and_belongs to_many</text:span></text:p>
          </draw:text-box>
        </draw:frame>
        <draw:frame draw:style-name="gr12" draw:text-style-name="P5" draw:layer="layout" svg:width="24cm" svg:height="9.494cm" svg:x="3.8cm" svg:y="13.8cm">
          <draw:text-box>
            <text:p/>
            <text:p/>
            <text:p/>
            <text:p text:style-name="P4"/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7" draw:text-style-name="P5" draw:layer="layout" svg:width="24cm" svg:height="13.76cm" svg:x="1.6cm" svg:y="3.6cm">
          <draw:text-box>
            <text:p>1.In has_many: through <text:s/>model is required</text:p>
            <text:p><text:s text:c="3"/>But in has_and_belong_to_many model in not required</text:p>
            <text:p/>
            <text:p>2.in has_many: through we can add extra column in third table</text:p>
            <text:p text:style-name="P4"><text:span text:style-name="T2"><text:s text:c="2"/></text:span><text:s/>But in has_and_belong_to_many we can not add extra column</text:p>
            <text:p text:style-name="P4"><text:span text:style-name="T2">3. </text:span>has_many: through <text:s/>is make relation indirectly</text:p>
            <text:p text:style-name="P4"><text:s text:c="3"/>But in has_and_belong_to_many make relation directly</text:p>
            <text:p text:style-name="P4"/>
            <text:p text:style-name="P4">You should use has_many :through if you need validations, callbacks, or extra attributes on the join model.</text:p>
            <text:p text:style-name="P4"><text:s/></text:p>
            <text:p text:style-name="P4">has_and_belong_to_many :</text:p>
            <text:p text:style-name="P4">One model :Student</text:p>
            <text:p text:style-name="P4">Second model :Teacher</text:p>
            <text:p text:style-name="P4"/>
            <text:p text:style-name="P4">So third table name is must be students_teachers</text:p>
            <text:p text:style-name="P4">If we have not give table name like this so in has_and_belongs_to_many :students and join_table: “ <text:s/>” <text:s/>is medetary <text:tab/><text:tab/> </text:p>
            <text:p text:style-name="P4"/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1" draw:text-style-name="P3" draw:layer="layout" svg:width="23.078cm" svg:height="5.864cm" svg:x="1.522cm" svg:y="2.8cm">
          <draw:text-box>
            <text:p><text:span text:style-name="T1">Self join -</text:span></text:p>
          </draw:text-box>
        </draw:frame>
        <draw:frame draw:style-name="gr12" draw:text-style-name="P5" draw:layer="layout" svg:width="24cm" svg:height="9.494cm" svg:x="3.8cm" svg:y="13.8cm">
          <draw:text-box>
            <text:p/>
            <text:p/>
            <text:p/>
            <text:p text:style-name="P4"/>
          </draw:text-box>
        </draw:frame>
        <draw:frame draw:style-name="gr22" draw:text-style-name="P5" draw:layer="layout" svg:width="27.278cm" svg:height="15.182cm" svg:x="1.322cm" svg:y="4.818cm">
          <draw:text-box>
            <text:p>Class Employee</text:p>
            <text:p><text:s text:c="2"/>has_many: enames, class_name:”Employee”,foreign_key:”manager”</text:p>
            <text:p/>
            <text:p><text:span text:style-name="T2"><text:s text:c="3"/></text:span><text:span text:style-name="T2">belongs_to:manager, class_name:”Employee”,</text:span>foreign_key:”manager”, optional:true</text:p>
            <text:p>End</text:p>
            <text:p/>
            <text:p>Migration</text:p>
            <text:p>$rails g model Employee ename:string sal:integer manager:integer</text:p>
            <text:p/>
            <text:p>Employee.create(ename:”ajay”,sal:7000)</text:p>
            <text:p text:style-name="P4">Employee.create(ename:”manish”,sal:50000)</text:p>
            <text:p text:style-name="P4">Employee.create(ename:”op”,sal:15000)</text:p>
            <text:p text:style-name="P4">Employee.find(2).enames</text:p>
            <text:p text:style-name="P4">[ ]</text:p>
            <text:p text:style-name="P4">Employee.find(2).enames &lt;&lt; Employee.find(1)</text:p>
            <text:p text:style-name="P4">Employee.find(2).enames &lt;&lt; Employee.find(2)</text:p>
            <text:p text:style-name="P4">Employee.find(2).enames</text:p>
            <text:p text:style-name="P4">1 ajay</text:p>
            <text:p text:style-name="P4">3 op</text:p>
            <text:p/>
            <text:p/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1" draw:text-style-name="P3" draw:layer="layout" svg:width="23.078cm" svg:height="5.864cm" svg:x="1.522cm" svg:y="2.8cm">
          <draw:text-box>
            <text:p><text:span text:style-name="T1">Tips, Tricks, and Warnings -</text:span></text:p>
          </draw:text-box>
        </draw:frame>
        <draw:frame draw:style-name="gr12" draw:text-style-name="P5" draw:layer="layout" svg:width="24cm" svg:height="9.494cm" svg:x="1.6cm" svg:y="5.706cm">
          <draw:text-box>
            <text:p>&gt; Controlling Caching</text:p>
            <text:p>&gt; Avoiding Name Collisions</text:p>
            <text:p>&gt; Updating the Schema</text:p>
            <text:p>&gt; Controlling Association Scope</text:p>
            <text:p>&gt; Bi-directional Associations</text:p>
            <text:p/>
            <text:p/>
            <text:p text:style-name="P4"/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1" draw:text-style-name="P3" draw:layer="layout" svg:width="23.078cm" svg:height="5.864cm" svg:x="1.522cm" svg:y="2.8cm">
          <draw:text-box>
            <text:p><text:span text:style-name="T1">Detailed Association Reference -</text:span></text:p>
          </draw:text-box>
        </draw:frame>
        <draw:frame draw:style-name="gr22" draw:text-style-name="P5" draw:layer="layout" svg:width="24cm" svg:height="15.182cm" svg:x="1.301cm" svg:y="5.371cm">
          <draw:text-box>
            <text:p>Class Person <text:s text:c="71"/></text:p>
            <text:p><text:s text:c="3"/>has_one: aadhar<text:tab/><text:tab/><text:tab/><text:tab/><text:tab/><text:tab/><text:tab/><text:tab/><text:tab/></text:p>
            <text:p>End<text:tab/><text:tab/><text:tab/><text:tab/><text:tab/><text:tab/><text:tab/><text:tab/><text:tab/><text:tab/><text:tab/><text:tab/><text:tab/> <text:s text:c="2"/></text:p>
            <text:p/>
            <text:p>6 method<text:tab/><text:tab/><text:tab/><text:tab/><text:tab/><text:tab/><text:tab/><text:tab/><text:tab/><text:tab/><text:tab/><text:tab/></text:p>
            <text:p>For person instance<text:tab/><text:tab/><text:tab/><text:tab/><text:tab/><text:tab/><text:tab/><text:tab/><text:tab/> <text:s/><text:tab/><text:tab/><text:tab/><text:tab/><text:tab/><text:tab/><text:tab/><text:tab/><text:tab/><text:tab/></text:p>
            <text:p><text:s text:c="2"/>Aadhar<text:tab/><text:tab/><text:tab/><text:tab/><text:tab/><text:tab/><text:tab/><text:tab/><text:tab/><text:tab/><text:tab/><text:tab/><text:tab/> <text:tab/><text:tab/><text:tab/><text:tab/><text:tab/><text:tab/><text:tab/><text:tab/><text:tab/><text:tab/><text:tab/><text:tab/></text:p>
            <text:p text:style-name="P4"><text:span text:style-name="T2"><text:s text:c="2"/></text:span>Aadhar=</text:p>
            <text:p text:style-name="P4"><text:span text:style-name="T2"><text:s/></text:span><text:span text:style-name="T2">build_aadhar</text:span></text:p>
            <text:p text:style-name="P4"><text:span text:style-name="T2">create_aadhar</text:span></text:p>
            <text:p text:style-name="P4"><text:span text:style-name="T2">create_aadhar!</text:span></text:p>
            <text:p text:style-name="P4"><text:span text:style-name="T2">reload_aadhar</text:span></text:p>
            <text:p text:style-name="P4"><text:span text:style-name="T2"/></text:p>
            <text:p text:style-name="P4"><text:span text:style-name="T2"/></text:p>
            <text:p text:style-name="P4"><text:span text:style-name="T2">#has_one and belongs to</text:span></text:p>
            <text:p text:style-name="P4"><text:span text:style-name="T2"/></text:p>
            <text:p/>
            <text:p/>
            <text:p text:style-name="P4"/>
          </draw:text-box>
        </draw:frame>
        <draw:frame draw:style-name="gr19" draw:text-style-name="P5" draw:layer="layout" svg:width="9.2cm" svg:height="10.916cm" svg:x="11.2cm" svg:y="5.4cm">
          <draw:text-box>
            <text:p>Class Aadhar</text:p>
            <text:p><text:s text:c="3"/>belongs_to:perosn</text:p>
            <text:p>End</text:p>
            <text:p/>
            <text:p>8 method </text:p>
            <text:p>For Aadhar instance</text:p>
            <text:p/>
            <text:p>Person</text:p>
            <text:p>Person=</text:p>
            <text:p>build_person</text:p>
            <text:p>create_person</text:p>
            <text:p>create_person!</text:p>
            <text:p>reload_person</text:p>
            <text:p>person_changed?</text:p>
            <text:p>person_previsoaly_changed?</text:p>
          </draw:text-box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1" draw:text-style-name="P3" draw:layer="layout" svg:width="23.078cm" svg:height="5.864cm" svg:x="1.522cm" svg:y="2.8cm">
          <draw:text-box>
            <text:p><text:span text:style-name="T1">Detailed Association Reference -</text:span></text:p>
          </draw:text-box>
        </draw:frame>
        <draw:frame draw:style-name="gr23" draw:text-style-name="P5" draw:layer="layout" svg:width="24cm" svg:height="19.448cm" svg:x="0.8cm" svg:y="4.8cm">
          <draw:text-box>
            <text:p>Class Author <text:s text:c="60"/></text:p>
            <text:p><text:s text:c="3"/>has_many: books<text:tab/><text:tab/><text:tab/><text:tab/><text:tab/><text:tab/><text:tab/><text:tab/><text:tab/></text:p>
            <text:p>End<text:tab/><text:tab/><text:tab/><text:tab/><text:tab/><text:tab/><text:tab/><text:tab/><text:tab/><text:tab/><text:tab/><text:tab/><text:tab/> <text:s text:c="2"/></text:p>
            <text:p>17method<text:tab/><text:tab/><text:tab/><text:tab/><text:tab/><text:tab/><text:tab/><text:tab/><text:tab/><text:tab/><text:tab/><text:tab/></text:p>
            <text:p>For Author instance<text:tab/><text:tab/><text:tab/><text:tab/><text:tab/><text:tab/><text:tab/><text:tab/><text:tab/> <text:s/><text:tab/><text:tab/><text:tab/><text:tab/><text:tab/> <text:s text:c="4"/>Books</text:p>
            <text:p><text:s text:c="2"/>Books=</text:p>
            <text:p><text:s/>Books &lt;&lt;</text:p>
            <text:p><text:s/>Book_ids</text:p>
            <text:p>book_ids= </text:p>
            <text:p>Books.delete(object,..)</text:p>
            <text:p>Books.destroy(object,...)</text:p>
            <text:p>Books.clear</text:p>
            <text:p>Books.empty?</text:p>
            <text:p>Books.create</text:p>
            <text:p>Books.build</text:p>
            <text:p>Books.create!</text:p>
            <text:p>Books.reload</text:p>
            <text:p>Books.find()</text:p>
            <text:p>Books.where()</text:p>
            <text:p>Books.size</text:p>
            <text:p>Books.exist?()<text:tab/><text:tab/><text:tab/><text:tab/><text:tab/><text:tab/><text:tab/><text:tab/><text:tab/><text:tab/><text:tab/><text:tab/><text:tab/> <text:tab/><text:tab/><text:tab/><text:tab/><text:tab/><text:tab/><text:tab/><text:tab/><text:tab/><text:tab/><text:tab/></text:p>
            <text:p text:style-name="P4"><text:span text:style-name="T2"/></text:p>
            <text:p/>
            <text:p/>
            <text:p text:style-name="P4"/>
          </draw:text-box>
        </draw:frame>
        <draw:frame draw:style-name="gr3" draw:text-style-name="P5" draw:layer="layout" svg:width="9.2cm" svg:height="13.049cm" svg:x="11.2cm" svg:y="4.951cm">
          <draw:text-box>
            <text:p>Class Book</text:p>
            <text:p><text:s text:c="3"/>belongs_to:author</text:p>
            <text:p>End</text:p>
            <text:p/>
            <text:p>8 method </text:p>
            <text:p>For Book instance</text:p>
            <text:p/>
            <text:p>author</text:p>
            <text:p>author=</text:p>
            <text:p>build_author</text:p>
            <text:p>create_author</text:p>
            <text:p>create_author!</text:p>
            <text:p>reload_author</text:p>
            <text:p>author_changed?</text:p>
            <text:p>author_previsoaly_changed?</text:p>
            <text:p/>
            <text:p/>
            <text:p>#has_many and belongs_to</text:p>
          </draw:text-box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1" draw:text-style-name="P3" draw:layer="layout" svg:width="23.078cm" svg:height="5.864cm" svg:x="1.522cm" svg:y="2.8cm">
          <draw:text-box>
            <text:p><text:span text:style-name="T1">Detailed Association Reference -</text:span></text:p>
          </draw:text-box>
        </draw:frame>
        <draw:frame draw:style-name="gr23" draw:text-style-name="P5" draw:layer="layout" svg:width="24cm" svg:height="19.448cm" svg:x="-0.2cm" svg:y="4.752cm">
          <draw:text-box>
            <text:p>Class Student <text:s text:c="60"/></text:p>
            <text:p><text:s text:c="3"/>has_and_belons_to_many: teachers<text:tab/><text:tab/><text:tab/><text:tab/><text:tab/><text:tab/><text:tab/><text:tab/><text:tab/></text:p>
            <text:p>End<text:tab/><text:tab/><text:tab/><text:tab/><text:tab/><text:tab/><text:tab/><text:tab/><text:tab/><text:tab/><text:tab/><text:tab/><text:tab/> <text:s text:c="2"/></text:p>
            <text:p>17method<text:tab/><text:tab/><text:tab/><text:tab/><text:tab/><text:tab/><text:tab/><text:tab/><text:tab/><text:tab/><text:tab/><text:tab/></text:p>
            <text:p>ForStudent instance<text:tab/><text:tab/><text:tab/><text:tab/><text:tab/><text:tab/><text:tab/><text:tab/><text:tab/> <text:s/><text:tab/><text:tab/><text:tab/><text:tab/><text:tab/> <text:s text:c="4"/>teachers</text:p>
            <text:p><text:s text:c="2"/>teachers=</text:p>
            <text:p><text:s/>teachers &lt;&lt;</text:p>
            <text:p><text:s/>teacher_ids</text:p>
            <text:p>teacher_ids= </text:p>
            <text:p>teachers.delete(object,..)</text:p>
            <text:p>teachers.destroy(object,...)</text:p>
            <text:p>teachers.clear</text:p>
            <text:p>teachers.empty?</text:p>
            <text:p>teachers.create</text:p>
            <text:p>teachers.build</text:p>
            <text:p>teachers.create!</text:p>
            <text:p>teachers.reload</text:p>
            <text:p>teachers.find()</text:p>
            <text:p>teachers.where()</text:p>
            <text:p>teachers.size</text:p>
            <text:p>teachers.exist?()<text:tab/><text:tab/><text:tab/><text:tab/><text:tab/><text:tab/><text:tab/><text:tab/><text:tab/><text:tab/><text:tab/><text:tab/><text:tab/> <text:tab/><text:tab/><text:tab/><text:tab/><text:tab/><text:tab/><text:tab/><text:tab/><text:tab/><text:tab/><text:tab/></text:p>
            <text:p text:style-name="P4"><text:span text:style-name="T2"/></text:p>
            <text:p/>
            <text:p/>
            <text:p text:style-name="P4"/>
          </draw:text-box>
        </draw:frame>
        <draw:frame draw:style-name="gr24" draw:text-style-name="P5" draw:layer="layout" svg:width="13cm" svg:height="17.315cm" svg:x="11.2cm" svg:y="4.951cm">
          <draw:text-box>
            <text:p>Class Teacher</text:p>
            <text:p><text:s text:c="2"/>has_and_belongs_to_many:students</text:p>
            <text:p>End</text:p>
            <text:p>17method </text:p>
            <text:p>For Teacher instance</text:p>
            <text:p>student</text:p>
            <text:p>students=</text:p>
            <text:p><text:s/>students &lt;&lt;</text:p>
            <text:p><text:s/>student_ids</text:p>
            <text:p>student_ids= </text:p>
            <text:p>students.delete(object,..)</text:p>
            <text:p>students.destroy(object,...)</text:p>
            <text:p>students.clear</text:p>
            <text:p>students.empty?</text:p>
            <text:p>students.create</text:p>
            <text:p>students.build</text:p>
            <text:p>students.create!</text:p>
            <text:p>students.reload</text:p>
            <text:p>students.find()</text:p>
            <text:p>students.where()</text:p>
            <text:p>students.size</text:p>
            <text:p>students.exist?()<text:tab/></text:p>
            <text:p/>
            <text:p/>
          </draw:text-box>
        </draw:frame>
        <draw:frame draw:style-name="gr25" draw:text-style-name="P5" draw:layer="layout" svg:width="5.8cm" svg:height="1.673cm" svg:x="21.6cm" svg:y="9.4cm">
          <draw:text-box>
            <text:p>#has_and_belongs_to_many</text:p>
          </draw:text-box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1" draw:text-style-name="P3" draw:layer="layout" svg:width="23.078cm" svg:height="5.864cm" svg:x="1.522cm" svg:y="2.8cm">
          <draw:text-box>
            <text:p><text:span text:style-name="T1">Options-</text:span></text:p>
          </draw:text-box>
        </draw:frame>
        <draw:frame draw:style-name="gr12" draw:text-style-name="P5" draw:layer="layout" svg:width="24cm" svg:height="10.916cm" svg:x="0.8cm" svg:y="5.684cm">
          <draw:text-box>
            <text:p>belongs_to:</text:p>
            <text:p>:class_name </text:p>
            <text:p>:foreign_key</text:p>
            <text:p>:primary_key</text:p>
            <text:p>:polymorphic</text:p>
            <text:p>:optional</text:p>
            <text:p>:inverse_of</text:p>
            <text:p>:dependent</text:p>
            <text:p>:touch</text:p>
            <text:p/>
            <text:p>:autosave</text:p>
            <text:p>:validate</text:p>
            <text:p>:counter_cache</text:p>
            <text:p/>
            <text:p text:style-name="P4"/>
          </draw:text-box>
        </draw:frame>
        <draw:frame draw:style-name="gr26" draw:text-style-name="P6" draw:layer="layout" svg:width="8.6cm" svg:height="10.916cm" svg:x="6.4cm" svg:y="5.595cm">
          <draw:text-box>
            <text:p>has_one :</text:p>
            <text:p>:class_name</text:p>
            <text:p>:primary_key</text:p>
            <text:p>:foreign_key</text:p>
            <text:p>:touch</text:p>
            <text:p>:inverse_of</text:p>
            <text:p>:dependent</text:p>
            <text:p>:as</text:p>
            <text:p>:source</text:p>
            <text:p>:source_type</text:p>
            <text:p>:through</text:p>
            <text:p/>
            <text:p>:autosave</text:p>
            <text:p>:validate</text:p>
            <text:p/>
          </draw:text-box>
        </draw:frame>
        <draw:frame draw:style-name="gr26" draw:text-style-name="P6" draw:layer="layout" svg:width="6.6cm" svg:height="10.916cm" svg:x="11.6cm" svg:y="5.8cm">
          <draw:text-box>
            <text:p>has_many:</text:p>
            <text:p>:class_name</text:p>
            <text:p>:foreign_key</text:p>
            <text:p>:primary_key</text:p>
            <text:p>:inverse_of</text:p>
            <text:p>:touch</text:p>
            <text:p>:dependent</text:p>
            <text:p text:style-name="P4">as</text:p>
            <text:p text:style-name="P4">:source</text:p>
            <text:p text:style-name="P4">:source_type</text:p>
            <text:p text:style-name="P4">:through</text:p>
            <text:p text:style-name="P4"/>
            <text:p text:style-name="P4">:autosave</text:p>
            <text:p text:style-name="P4">:validate</text:p>
            <text:p/>
          </draw:text-box>
        </draw:frame>
        <draw:frame draw:style-name="gr26" draw:text-style-name="P6" draw:layer="layout" svg:width="11cm" svg:height="5.939cm" svg:x="17cm" svg:y="6.2cm">
          <draw:text-box>
            <text:p>has_and_belongs_to_many:</text:p>
            <text:p>:class_name</text:p>
            <text:p>:join_table</text:p>
            <text:p>:foreign_key</text:p>
            <text:p/>
            <text:p>:autosave</text:p>
            <text:p>:validate</text:p>
            <text:p>:association_foreign_key</text:p>
          </draw:text-box>
        </draw:frame>
        <presentation:notes draw:style-name="dp1">
          <draw:page-thumbnail draw:style-name="gr1" draw:layer="layout" svg:width="14.85cm" svg:height="11.14cm" svg:x="3.08cm" svg:y="2.26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>
        <draw:frame presentation:style-name="pr3" draw:text-style-name="P1" draw:layer="layout" svg:width="25.199cm" svg:height="1.771cm" svg:x="1.4cm" svg:y="0.837cm" presentation:class="title">
          <draw:text-box>
            <text:p>Association Type</text:p>
          </draw:text-box>
        </draw:frame>
        <draw:frame draw:style-name="gr21" draw:text-style-name="P3" draw:layer="layout" svg:width="23.078cm" svg:height="5.864cm" svg:x="1.522cm" svg:y="2.8cm">
          <draw:text-box>
            <text:p><text:span text:style-name="T1">Single table inhertance -</text:span></text:p>
          </draw:text-box>
        </draw:frame>
        <draw:frame draw:style-name="gr12" draw:text-style-name="P5" draw:layer="layout" svg:width="24cm" svg:height="9.494cm" svg:x="10.4cm" svg:y="21.8cm">
          <draw:text-box>
            <text:p/>
            <text:p/>
            <text:p/>
            <text:p text:style-name="P4"/>
          </draw:text-box>
        </draw:frame>
        <draw:frame draw:style-name="gr7" draw:text-style-name="P5" draw:layer="layout" svg:width="15.078cm" svg:height="13.76cm" svg:x="0.722cm" svg:y="4.8cm">
          <draw:text-box>
            <text:p>Class Accessory</text:p>
            <text:p><text:s/>End</text:p>
            <text:p>Class Watch &lt; Accessory</text:p>
            <text:p>End</text:p>
            <text:p>Class Earphone &lt; Accessory</text:p>
            <text:p>End</text:p>
            <text:p/>
            <text:p>Migration</text:p>
            <text:p>$rails g model Accessory type:string price:integer</text:p>
            <text:p text:style-name="P4">$rails g model Watch --parent=Accessory </text:p>
            <text:p text:style-name="P4">$rails g model Earphone –parent=Accessory</text:p>
            <text:p text:style-name="P4"/>
            <text:p text:style-name="P4">Watch.create(price:500)</text:p>
            <text:p text:style-name="P4">Insert into accessories values(type:watch,price:500)</text:p>
            <text:p text:style-name="P4">Earphone.create(price:400)</text:p>
            <text:p text:style-name="P4">Insert into accessories values(type:earphone,price:400)</text:p>
            <text:p text:style-name="P4"/>
            <text:p/>
          </draw:text-box>
        </draw:frame>
        <draw:frame draw:style-name="gr14" draw:text-style-name="P5" draw:layer="layout" svg:width="11.2cm" svg:height="8.783cm" svg:x="16.6cm" svg:y="5.6cm">
          <draw:text-box>
            <text:p>Watch.all</text:p>
            <text:p>Select * from accessories where type= ‘watch’</text:p>
            <text:p/>
            <text:p>Earphone.all</text:p>
            <text:p>Select * from accessories where type=’earphone’</text:p>
            <text:p/>
            <text:p>Accessory.all</text:p>
            <text:p>Id <text:tab/>type <text:tab/><text:tab/>price</text:p>
            <text:p>1 <text:s/><text:tab/>watch<text:tab/><text:tab/> 500</text:p>
            <text:p>2 <text:s text:c="2"/><text:tab/>earphne<text:tab/> <text:s text:c="6"/>400</text:p>
          </draw:text-box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0T12:50:09.034807078</meta:creation-date>
    <meta:editing-duration>PT17H44M30S</meta:editing-duration>
    <meta:editing-cycles>16</meta:editing-cycles>
    <meta:generator>LibreOffice/6.4.7.2$Linux_X86_64 LibreOffice_project/40$Build-2</meta:generator>
    <dc:title>Blue Curve</dc:title>
    <dc:date>2023-07-24T13:51:15.786118875</dc:date>
    <meta:document-statistic meta:object-count="158"/>
  </office:meta>
</office:document-meta>
</file>